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da" officeooo:paragraph-rsid="000478da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478da" officeooo:paragraph-rsid="000478d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478da" officeooo:paragraph-rsid="000478da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0478da" officeooo:paragraph-rsid="000478da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78da" officeooo:paragraph-rsid="000478d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78da" officeooo:paragraph-rsid="000478da" style:font-weight-asian="normal" style:font-weight-complex="normal"/>
    </style:style>
    <style:style style:name="P7" style:family="paragraph" style:parent-style-name="Standard" style:list-style-name="L1">
      <style:text-properties officeooo:rsid="000478da" officeooo:paragraph-rsid="000478da"/>
    </style:style>
    <style:style style:name="P8" style:family="paragraph" style:parent-style-name="Standard" style:list-style-name="L3">
      <style:text-properties officeooo:rsid="000478da" officeooo:paragraph-rsid="000478da"/>
    </style:style>
    <style:style style:name="P9" style:family="paragraph" style:parent-style-name="Standard" style:list-style-name="L2">
      <style:text-properties fo:font-size="12pt" officeooo:rsid="000478da" officeooo:paragraph-rsid="000478da"/>
    </style:style>
    <style:style style:name="P10" style:family="paragraph" style:parent-style-name="Standard" style:list-style-name="L3">
      <style:text-properties officeooo:paragraph-rsid="0006e568"/>
    </style:style>
    <style:style style:name="P11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0478da" officeooo:paragraph-rsid="000478da" style:font-weight-asian="bold" style:font-weight-complex="bold"/>
    </style:style>
    <style:style style:name="P12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06e568" officeooo:paragraph-rsid="0006e568" style:font-weight-asian="bold" style:font-weight-complex="bold"/>
    </style:style>
    <style:style style:name="P13" style:family="paragraph" style:parent-style-name="Standard" style:list-style-name="L3">
      <style:text-properties fo:font-size="14pt" fo:font-weight="bold" officeooo:rsid="000478da" officeooo:paragraph-rsid="000478da" style:font-weight-asian="bold" style:font-weight-complex="bold"/>
    </style:style>
    <style:style style:name="P14" style:family="paragraph" style:parent-style-name="Standard" style:list-style-name="L3">
      <style:text-properties fo:font-size="14pt" fo:font-weight="bold" officeooo:rsid="00063f80" officeooo:paragraph-rsid="00063f80" style:font-weight-asian="bold" style:font-weight-complex="bold"/>
    </style:style>
    <style:style style:name="P15" style:family="paragraph" style:parent-style-name="Standard" style:list-style-name="L3">
      <style:text-properties fo:font-size="14pt" fo:font-weight="bold" officeooo:rsid="0006e568" officeooo:paragraph-rsid="0006e568" style:font-weight-asian="bold" style:font-weight-complex="bold"/>
    </style:style>
    <style:style style:name="P16" style:family="paragraph" style:parent-style-name="Standard" style:list-style-name="L3">
      <style:text-properties fo:font-size="14pt" fo:font-style="normal" fo:font-weight="bold" officeooo:rsid="0006d955" officeooo:paragraph-rsid="0006d955" style:font-style-asian="normal" style:font-weight-asian="bold" style:font-style-complex="normal" style:font-weight-complex="bold"/>
    </style:style>
    <style:style style:name="P17" style:family="paragraph" style:parent-style-name="Standard" style:list-style-name="L3">
      <style:text-properties officeooo:rsid="00063f80" officeooo:paragraph-rsid="000478da"/>
    </style:style>
    <style:style style:name="P18" style:family="paragraph" style:parent-style-name="Standard" style:list-style-name="L3">
      <style:text-properties officeooo:rsid="00063f80" officeooo:paragraph-rsid="00063f80"/>
    </style:style>
    <style:style style:name="P19" style:family="paragraph" style:parent-style-name="Standard" style:list-style-name="L3">
      <style:text-properties officeooo:rsid="0006d955" officeooo:paragraph-rsid="0006d955"/>
    </style:style>
    <style:style style:name="P20" style:family="paragraph" style:parent-style-name="Standard" style:list-style-name="L3">
      <style:text-properties officeooo:rsid="0006e568" officeooo:paragraph-rsid="0006e568"/>
    </style:style>
    <style:style style:name="P21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063f80" officeooo:paragraph-rsid="00063f80" style:font-weight-asian="bold" style:font-weight-complex="bold"/>
    </style:style>
    <style:style style:name="T1" style:family="text">
      <style:text-properties officeooo:rsid="00063f80"/>
    </style:style>
    <style:style style:name="T2" style:family="text">
      <style:text-properties officeooo:rsid="0006e5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4">Thème 1 A5</text:p>
      <text:p text:style-name="P3">Vie fixée</text:p>
      <text:p text:style-name="P1"/>
      <text:p text:style-name="P1"/>
      <text:p text:style-name="P6">Contraintes : </text:p>
      <text:list xml:id="list3456352491871597438" text:style-name="L1">
        <text:list-item>
          <text:p text:style-name="P7">Se nourrir </text:p>
        </text:list-item>
        <text:list-item>
          <text:p text:style-name="P7">Se défendre </text:p>
        </text:list-item>
        <text:list-item>
          <text:p text:style-name="P7">Se reproduire </text:p>
        </text:list-item>
      </text:list>
      <text:p text:style-name="P1"/>
      <text:p text:style-name="P1">Angiospermes</text:p>
      <text:p text:style-name="P1"/>
      <text:p text:style-name="P2">Organisation fonctionnelle de la plante</text:p>
      <text:list xml:id="list3462814480357957822" text:style-name="L2">
        <text:list-item>
          <text:p text:style-name="P9">Appareil végétatif </text:p>
        </text:list-item>
        <text:list-item>
          <text:p text:style-name="P9">Racine tige feuille bourgeon </text:p>
        </text:list-item>
      </text:list>
      <text:list xml:id="list60401513554984857" text:style-name="L3">
        <text:list-item>
          <text:list>
            <text:list-item>
              <text:p text:style-name="P11">Les échanges avec l’atmosphère </text:p>
              <text:list>
                <text:list-item>
                  <text:p text:style-name="P13">Structure générale de la feuille </text:p>
                  <text:list>
                    <text:list-item>
                      <text:p text:style-name="P8">Feuille </text:p>
                      <text:p text:style-name="P8">= limbe + pétiole </text:p>
                    </text:list-item>
                    <text:list-item>
                      <text:p text:style-name="P8"><text:span text:style-name="T1">Limbe, p</text:span>lusieurs types de tissus </text:p>
                      <text:list>
                        <text:list-item>
                          <text:p text:style-name="P17">Épiderme supérieur</text:p>
                          <text:list>
                            <text:list-header>
                              <text:p text:style-name="P8">Cuticule, <text:span text:style-name="T1">capteur de lumière</text:span></text:p>
                            </text:list-header>
                          </text:list>
                        </text:list-item>
                        <text:list-item>
                          <text:p text:style-name="P8">Parenchyme chlorophyllien palissadique ← photosynthèse</text:p>
                        </text:list-item>
                        <text:list-item>
                          <text:p text:style-name="P8">Parenchyme chlorophyllien lacuneux ← circulation de gaz</text:p>
                        </text:list-item>
                        <text:list-item>
                          <text:p text:style-name="P8">Épiderme inférieur</text:p>
                          <text:list>
                            <text:list-header>
                              <text:p text:style-name="P8">Stomate : seule surface perméable au CO2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8">La feuille :</text:p>
                      <text:list>
                        <text:list-item>
                          <text:p text:style-name="P18">Grande surface / volume </text:p>
                        </text:list-item>
                        <text:list-item>
                          <text:p text:style-name="P18">Épaisseur très faible </text:p>
                        </text:list-item>
                        <text:list-item>
                          <text:p text:style-name="P18">Atmosphère interne importante </text:p>
                        </text:list-item>
                        <text:list-item>
                          <text:p text:style-name="P18">Spécialisée dans la photosynthèse + siège de la transpiration </text:p>
                        </text:list-item>
                      </text:list>
                    </text:list-item>
                  </text:list>
                </text:list-item>
                <text:list-item>
                  <text:p text:style-name="P14">Organisation et fonctionnement des stomates</text:p>
                  <text:list>
                    <text:list-item>
                      <text:p text:style-name="P18">Histologie </text:p>
                      <text:list>
                        <text:list-item>
                          <text:p text:style-name="P18">Feuille disposée horizontalement </text:p>
                          <text:list>
                            <text:list-header>
                              <text:p text:style-name="P18">Stomates uniquement sur la face supérieure </text:p>
                            </text:list-header>
                          </text:list>
                        </text:list-item>
                        <text:list-item>
                          <text:p text:style-name="P18">Feuille disposée verticalement </text:p>
                          <text:list>
                            <text:list-header>
                              <text:p text:style-name="P18">Stomates sur les deux faces </text:p>
                            </text:list-header>
                          </text:list>
                        </text:list-item>
                        <text:list-item>
                          <text:p text:style-name="P18">Plantes aquatiques : pas de stomates</text:p>
                        </text:list-item>
                      </text:list>
                    </text:list-item>
                    <text:list-item>
                      <text:p text:style-name="P18">Les stomates :</text:p>
                      <text:list>
                        <text:list-item>
                          <text:p text:style-name="P18">Permettent les échanges gazeux</text:p>
                          <text:list>
                            <text:list-header>
                              <text:p text:style-name="P18">Indispensables à la respiration et à la PS </text:p>
                            </text:list-header>
                          </text:list>
                        </text:list-item>
                        <text:list-item>
                          <text:p text:style-name="P18">Ouverture : Intensité lumineuse et humidit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Des échanges avec le sol</text:p>
              <text:list>
                <text:list-item>
                  <text:p text:style-name="P14">L’appareil racinaire</text:p>
                  <text:list>
                    <text:list-item>
                      <text:p text:style-name="P18">La structure des racines dépend des conditions environnementales </text:p>
                      <text:p text:style-name="P18">Différents types :</text:p>
                      <text:list>
                        <text:list-item>
                          <text:p text:style-name="P18">Pivotante (Giroflée) </text:p>
                        </text:list-item>
                        <text:list-item>
                          <text:p text:style-name="P18">Tubéreuse (Carotte) </text:p>
                        </text:list-item>
                        <text:list-item>
                          <text:p text:style-name="P18">Fasciculée (Blé) </text:p>
                        </text:list-item>
                      </text:list>
                    </text:list-item>
                    <text:list-item>
                      <text:p text:style-name="P19">Il existe de nombreux cas particuliers de racines </text:p>
                    </text:list-item>
                  </text:list>
                </text:list-item>
                <text:list-item>
                  <text:p text:style-name="P16">La zone pilifère</text:p>
                  <text:p text:style-name="P19">= qui a des poils </text:p>
                  <text:list>
                    <text:list-item>
                      <text:p text:style-name="P19">Poils absorbants</text:p>
                      <text:list>
                        <text:list-header>
                          <text:p text:style-name="P19">Nb et caractéristiques des poils absorbants font qu’ils constituent une surface d’échange optimale entre la plante et le sol</text:p>
                        </text:list-header>
                        <text:list-item>
                          <text:p text:style-name="P19">Prolongement filamentaux d’une cellule épidermique</text:p>
                        </text:list-item>
                        <text:list-item>
                          <text:p text:style-name="P19">Longueur : qq mm ; diamètre : 12 – 15 µm</text:p>
                        </text:list-item>
                        <text:list-item>
                          <text:p text:style-name="P19">Paroi cellulaire fine et perméable</text:p>
                        </text:list-item>
                        <text:list-item>
                          <text:p text:style-name="P19">Zone pilifère renouvelée au fur et à mesure que la racine s’allonge</text:p>
                        </text:list-item>
                      </text:list>
                    </text:list-item>
                  </text:list>
                </text:list-item>
              </text:list>
              <text:p text:style-name="P19"/>
            </text:list-item>
            <text:list-item>
              <text:p text:style-name="P12">La circulation des sèves dans la plante</text:p>
              <text:list>
                <text:list-item>
                  <text:p text:style-name="P15">Deux types de sèves</text:p>
                  <text:list>
                    <text:list-item>
                      <text:p text:style-name="P20">Sève brute = eau + ions minéraux </text:p>
                    </text:list-item>
                    <text:list-item>
                      <text:p text:style-name="P20">Sève élaborée = eau + ions minéraux + mol organiques </text:p>
                    </text:list-item>
                    <text:list-item>
                      <text:p text:style-name="P20">La sève brute transporte l’eau + ions minéraux, puisés dans le sol </text:p>
                      <text:p text:style-name="P20">La sève élaborée transporte les produits de la PS </text:p>
                    </text:list-item>
                  </text:list>
                </text:list-item>
                <text:list-item>
                  <text:p text:style-name="P15">Les tissus conducteurs </text:p>
                  <text:list>
                    <text:list-item>
                      <text:p text:style-name="P20">Vaisseau du xylème </text:p>
                      <text:list>
                        <text:list-item>
                          <text:p text:style-name="P10"><text:span text:style-name="T2">Coloré en vert par le vert d’iode qui met en évidence la lignine (le bois) </text:span></text:p>
                        </text:list-item>
                        <text:list-item>
                          <text:p text:style-name="P20">Conduisent sève brute : racines → feuilles </text:p>
                        </text:list-item>
                        <text:list-item>
                          <text:p text:style-name="P20">Vaisseaux constitués de cellules mortes aux parois longitudinales épaissies par dépôts de lignine </text:p>
                        </text:list-item>
                        <text:list-item>
                          <text:p text:style-name="P20">Les angiospermes ont des vaisseaux parfaits, dépourvus de paroi transversale </text:p>
                        </text:list-item>
                      </text:list>
                    </text:list-item>
                    <text:list-item>
                      <text:p text:style-name="P20">Phloème</text:p>
                      <text:list>
                        <text:list-item>
                          <text:p text:style-name="P20">Coloré en rose par le carmin aluré → cellulose </text:p>
                        </text:list-item>
                        <text:list-item>
                          <text:p text:style-name="P20">Conduisent sève élaborée </text:p>
                        </text:list-item>
                        <text:list-item>
                          <text:p text:style-name="P20">Constitué de cellules vivantes et allongées qui ont perdu leur noyau et dont les parois transversales sont perforées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0:27:50.660000000</meta:creation-date>
    <dc:date>2019-05-09T13:29:52.491000000</dc:date>
    <meta:editing-duration>PT15M39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69" meta:word-count="425" meta:character-count="2475" meta:non-whitespace-character-count="2136"/>
  </office:meta>
</office:document-meta>
</file>